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9151544875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406431443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45.24961.</text:p>
          </table:table-cell>
          <table:table-cell table:number-columns-repeated="2"/>
          <table:table-cell office:value-type="string" calcext:value-type="string">
            <text:p>24576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47.6588</text:p>
          </table:table-cell>
          <table:table-cell table:number-columns-repeated="2"/>
          <table:table-cell office:value-type="string" calcext:value-type="string">
            <text:p>23691.47</text:p>
          </table:table-cell>
          <table:table-cell table:number-columns-repeated="10"/>
          <table:table-cell office:value-type="string" calcext:value-type="string">
            <text:p>950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950.260416|</text:p>
          </table:table-cell>
          <table:table-cell table:number-columns-repeated="2"/>
          <table:table-cell table:style-name="Default" office:value-type="string" calcext:value-type="string">
            <text:p>22806.25</text:p>
          </table:table-cell>
          <table:table-cell table:number-columns-repeated="1018"/>
        </table:table-row>
        <table:table-row table:style-name="ro1" table:number-rows-repeated="1048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.00.0000</text:date>, <text:time style:data-style-name="N2" text:time-value="14:10:13.17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27T14:12:29.875000000</dc:date>
    <meta:editing-duration>P3DT22H57M6S</meta:editing-duration>
    <meta:editing-cycles>1601</meta:editing-cycles>
    <meta:document-statistic meta:table-count="3" meta:cell-count="9122" meta:object-count="0"/>
  </office:meta>
</office:document-meta>
</file>